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font-name="arial"/>
    </style:style>
    <style:style style:name="P5" style:family="paragraph" style:parent-style-name="UrbanBody_20_"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style:font-name="arial" style:font-size-complex="12pt"/>
    </style:style>
    <style:style style:name="P9" style:family="paragraph" style:parent-style-name="Standard">
      <style:text-properties style:font-name="arial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751cm" fo:margin-right="0cm" fo:text-indent="0cm" style:auto-text-indent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8.244cm" fo:margin-right="0cm" fo:text-align="justify" style:justify-single-word="false" fo:text-indent="0.497cm" style:auto-text-indent="false"/>
      <style:text-properties style:font-name="arial" fo:font-size="12pt" style:font-size-asian="12pt" style:font-size-complex="12pt"/>
    </style:style>
    <style:style style:name="P13" style:family="paragraph" style:parent-style-name="UrbanBody_20_">
      <style:paragraph-properties fo:break-before="page"/>
      <style:text-properties style:font-name="arial"/>
    </style:style>
    <style:style style:name="P14" style:family="paragraph" style:parent-style-name="UrbanTitle">
      <style:text-properties style:font-name="arial"/>
    </style:style>
    <style:style style:name="P15" style:family="paragraph" style:parent-style-name="UrbanBody_20_"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paragraph-rsid="000832e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832eb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anguage="fr" fo:country="BE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9" style:family="text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ize="10pt" fo:font-style="normal" style:text-underline-style="none" fo:font-weight="normal" officeooo:rsid="000832eb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officeooo:rsid="000832eb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8"><text:span text:style-name="T15">do text</text:span></text:p><text:p text:style-name="P18"><text:span text:style-name="T1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1" draw:name="Cadre1" text:anchor-type="paragraph" svg:x="7.77cm" svg:y="0.199cm" svg:width="7.803cm" svg:height="2.967cm" draw:z-index="1"><draw:text-box><text:p text:style-name="P17"><text:span text:style-name="T11"><office:annotation><dc:creator>Gauthier Bastien</dc:creator><dc:date>2011-01-13T14:56:41</dc:date><text:p text:style-name="P18">do text</text:p><text:p text:style-name="P18">from document(at=tlpe, format='odt')</text:p></office:annotation></text:span><text:span text:style-name="T9">Import depuis </text:span><text:span text:style-name="T10">tlpe</text:span><text:span text:style-name="T9">.odt</text:span></text:p><text:h text:style-name="Heading_20_2" text:outline-level="2">RECOMMANDE</text:h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Transmis de déclaration </text:p>
      <text:p text:style-name="P14">environnementale recevable</text:p>
      <text:p text:style-name="P4"/>
      <text:p text:style-name="P15"/>
      <text:p text:style-name="P4"/>
      <text:p text:style-name="P4"/>
      <text:p text:style-name="P4">Monsieur le Fonctionnaire Délégué,</text:p>
      <text:p text:style-name="P4"/>
      <text:p text:style-name="P4">Concerne :</text:p>
      <text:p text:style-name="P6"><text:span text:style-name="T4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P4"/>
      <text:p text:style-name="P4"><office:annotation><dc:creator>Gauthier Bastien</dc:creator><dc:date>2011-02-16T16:12:24</dc:date><text:p text:style-name="P18"><text:span text:style-name="T14">do text if len(self.getApplicants()) &gt; 1</text:span></text:p></office:annotation><text:span text:style-name="T3">Déclarant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<text:span text:style-name="T13">do text if not len(self.getApplicants()) &gt; 1</text:span></text:p></office:annotation><text:span text:style-name="T3">Déclarant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/>
      <text:p text:style-name="P4"/>
      <text:p text:style-name="P9"><text:s/>J’ai l’honneur de vous transmettre la déclaration, recevable, dont objet sous rubrique avec mention « enregistrée ».</text:p>
      <text:p text:style-name="P11"/>
      <text:p text:style-name="P8">Dans le cadre de celle-ci, je vous informe que des conditions complémentaires seront requises.</text:p>
      <text:p text:style-name="P11"/>
      <text:p text:style-name="P4">Une copie a également été envoyée au demandeur et au Fonctionnaire technique.</text:p>
      <text:p text:style-name="P7"/>
      <text:p text:style-name="P8">Je vous prie de croire, Monsieur le Fonctionnaire Délégué, en l’expression de ma considération distinguée.</text:p>
      <text:p text:style-name="P4"/>
      <text:p text:style-name="P4"/>
      <text:p text:style-name="P4"><text:text-input text:description="Délivré à xxx le xxx">urbanEventObj.getFormattedDate(forDelivery=True)</text:text-input><text:tab/><text:tab/></text:p>
      <text:p text:style-name="P12"><text:s text:c="17"/>Le Chef de Bureau- Eco-Conseillère,</text:p>
      <text:p text:style-name="P5"/>
      <text:p text:style-name="P5"/>
      <text:p text:style-name="P5"/>
      <text:p text:style-name="P5"><text:tab/><text:tab/><text:tab/><text:tab/><text:tab/><text:tab/><text:tab/><text:tab/> <text:s text:c="4"/>Nom du chef de Bureau</text:p>
      <text:p text:style-name="P13"><draw:frame draw:style-name="fr2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18"><text:span text:style-name="T15">do text</text:span></text:p><text:p text:style-name="P18"><text:span text:style-name="T1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1" draw:name="Cadre4" text:anchor-type="paragraph" svg:x="7.77cm" svg:y="0.199cm" svg:width="7.803cm" svg:height="2.967cm" draw:z-index="3"><draw:text-box><text:p text:style-name="P16"><text:span text:style-name="T6"><office:annotation><dc:creator>Gauthier Bastien</dc:creator><dc:date>2011-01-13T14:56:41</dc:date><text:p text:style-name="P18">do text</text:p><text:p text:style-name="P18">from document(at=arne, format='odt')</text:p></office:annotation></text:span><text:span text:style-name="T7">Import depuis </text:span><text:span text:style-name="T8">arne</text:span><text:span text:style-name="T7">.odt</text:span></text:p><text:h text:style-name="Heading_20_2" text:outline-level="2">RECOMMANDE</text:h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Transmis de déclaration </text:p>
      <text:p text:style-name="P14">environnementale recevable</text:p>
      <text:p text:style-name="P4"/>
      <text:p text:style-name="P4"><text:span text:style-name="T5"><office:annotation><dc:creator>Gauthier Bastien</dc:creator><dc:date>2011-01-13T14:56:41</dc:date><text:p text:style-name="P18"><text:span text:style-name="T15">do text</text:span></text:p><text:p text:style-name="P18"><text:span text:style-name="T15">from document(at=reference, format='odt')</text:span></text:p></office:annotation></text:span>Import depuis reference.odt</text:p>
      <text:p text:style-name="P4"/>
      <text:p text:style-name="P4"/>
      <text:p text:style-name="P4">Monsieur le Fonctionnaire Technique,</text:p>
      <text:p text:style-name="P4"/>
      <text:p text:style-name="P4">Concerne :</text:p>
      <text:p text:style-name="P6"><text:span text:style-name="T4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P4"/>
      <text:p text:style-name="P4"><office:annotation><dc:creator>Gauthier Bastien</dc:creator><dc:date>2011-02-16T16:12:24</dc:date><text:p text:style-name="P18"><text:span text:style-name="T14">do text if len(self.getApplicants()) &gt; 1</text:span></text:p></office:annotation><text:span text:style-name="T3">Déclarant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<text:span text:style-name="T13">do text if not len(self.getApplicants()) &gt; 1</text:span></text:p></office:annotation><text:span text:style-name="T3">Déclarant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/>
      <text:p text:style-name="P4"/>
      <text:p text:style-name="P9"><text:s/>J’ai l’honneur de vous transmettre la déclaration, recevable, dont objet sous rubrique avec mention « enregistrée ».</text:p>
      <text:p text:style-name="P11"/>
      <text:p text:style-name="P8">Dans le cadre de celle-ci, je vous informe que des conditions complémentaires seront requises.</text:p>
      <text:p text:style-name="P11"/>
      <text:p text:style-name="P4">Une copie a également été envoyée au demandeur et au Fonctionnaire délégué.</text:p>
      <text:p text:style-name="P7"/>
      <text:p text:style-name="P8">Je vous prie de croire, Monsieur le Fonctionnaire Technique, en l’expression de ma considération distinguée.</text:p>
      <text:p text:style-name="P4"/>
      <text:p text:style-name="P4"/>
      <text:p text:style-name="P4"><text:text-input text:description="Délivré à xxx le xxx">urbanEventObj.getFormattedDate(forDelivery=True)</text:text-input><text:tab/><text:tab/></text:p>
      <text:p text:style-name="P12"><text:s text:c="17"/>Le Chef de Bureau- Eco-Conseillère,</text:p>
      <text:p text:style-name="P5"/>
      <text:p text:style-name="P5"/>
      <text:p text:style-name="P5"/>
      <text:p text:style-name="P5"><text:tab/><text:tab/><text:tab/><text:tab/><text:tab/><text:tab/><text:tab/><text:tab/> <text:s text:c="4"/>Nom du chef de Bureau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1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8:12.932468759</dc:date>
    <dc:language>fr-FR</dc:language>
    <meta:editing-cycles>87</meta:editing-cycles>
    <meta:editing-duration>P1DT8H15S</meta:editing-duration>
    <meta:document-statistic meta:table-count="0" meta:image-count="0" meta:object-count="0" meta:page-count="3" meta:paragraph-count="40" meta:word-count="288" meta:character-count="2179" meta:non-whitespace-character-count="1881"/>
    <meta:user-defined meta:name="Info 1"/>
    <meta:user-defined meta:name="Info 2"/>
    <meta:user-defined meta:name="Info 3"/>
    <meta:user-defined meta:name="Info 4"/>
  </office:meta>
</office:document-meta>
</file>